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5" style:family="table">
      <style:table-properties style:width="18.002cm" table:align="margins"/>
    </style:style>
    <style:style style:name="Tabulka5.A" style:family="table-column">
      <style:table-column-properties style:column-width="2.96cm" style:rel-column-width="10774*"/>
    </style:style>
    <style:style style:name="Tabulka5.B" style:family="table-column">
      <style:table-column-properties style:column-width="1.963cm" style:rel-column-width="7146*"/>
    </style:style>
    <style:style style:name="Tabulka5.C" style:family="table-column">
      <style:table-column-properties style:column-width="5.184cm" style:rel-column-width="18871*"/>
    </style:style>
    <style:style style:name="Tabulka5.D" style:family="table-column">
      <style:table-column-properties style:column-width="7.895cm" style:rel-column-width="28744*"/>
    </style:style>
    <style:style style:name="Tabulka5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ulka5.D1" style:family="table-cell">
      <style:table-cell-properties fo:background-color="#e6e6ff" fo:padding="0.097cm" fo:border="0.002cm solid #000000">
        <style:background-image/>
      </style:table-cell-properties>
    </style:style>
    <style:style style:name="Tabulka5.A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ulka5.D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20%" style:shadow="none"/>
      <style:text-properties fo:color="#00ae00" style:font-name="Arial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2" style:family="paragraph" style:parent-style-name="Standard">
      <style:paragraph-properties fo:line-height="120%" style:shadow="none"/>
      <style:text-properties style:use-window-font-color="true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paragraph-properties fo:line-height="120%" style:shadow="none"/>
      <style:text-properties fo:color="#280099" style:font-name="Aria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line-height="120%" style:shadow="none"/>
      <style:text-properties fo:color="#280099" style:font-name="Arial" fo:font-size="14pt" fo:font-style="normal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line-height="120%" fo:text-align="justify" style:justify-single-word="false" style:shadow="none"/>
      <style:text-properties fo:color="#280099" style:font-name="Arial" fo:font-size="14pt" fo:language="cs" fo:country="CZ" fo:font-style="normal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line-height="120%" fo:text-align="justify" style:justify-single-word="false" style:shadow="none"/>
      <style:text-properties fo:color="#000080" style:font-name="Arial" fo:font-size="14pt" fo:font-style="normal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line-height="120%" fo:text-align="justify" style:justify-single-word="false" style:shadow="none"/>
      <style:text-properties fo:color="#000080" style:font-name="Arial" fo:font-size="14pt" fo:language="cs" fo:country="CZ" fo:font-style="normal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Table_20_Contents">
      <style:paragraph-properties fo:line-height="120%" fo:text-align="start" style:justify-single-word="false" style:shadow="none"/>
      <style:text-properties fo:color="#000000" style:font-name="Arial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line-height="120%" fo:text-align="justify" style:justify-single-word="false" style:shadow="none"/>
      <style:text-properties fo:color="#000000" style:font-name="Arial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Table_20_Contents">
      <style:paragraph-properties fo:line-height="120%" fo:text-align="justify" style:justify-single-word="false" style:shadow="none"/>
      <style:text-properties fo:color="#000000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Contents">
      <style:paragraph-properties fo:line-height="120%" fo:text-align="justify" style:justify-single-word="false" style:shadow="none"/>
      <style:text-properties fo:color="#000000" style:font-name="Arial" fo:font-size="10pt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Table_20_Contents">
      <style:paragraph-properties fo:line-height="120%" fo:text-align="justify" style:justify-single-word="false" style:shadow="none"/>
      <style:text-properties fo:color="#000000" style:font-name="Arial" fo:font-size="10pt" fo:language="cs" fo:country="CZ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paragraph-properties fo:line-height="120%" fo:text-align="start" style:justify-single-word="false" style:shadow="none"/>
      <style:text-properties fo:color="#000000" style:font-name="Arial" fo:font-size="10pt" fo:language="cs" fo:country="CZ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Table_20_Contents">
      <style:paragraph-properties fo:line-height="120%" fo:text-align="justify" style:justify-single-word="false" style:shadow="none"/>
      <style:text-properties fo:color="#000000" style:font-name="Arial" fo:font-size="10pt" fo:language="cs" fo:country="CZ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Table_20_Contents">
      <style:paragraph-properties fo:line-height="120%" fo:text-align="justify" style:justify-single-word="false" style:shadow="none"/>
      <style:text-properties fo:color="#000000" style:font-name="Arial" fo:font-size="10pt" fo:language="cs" fo:country="CZ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Table_20_Contents">
      <style:paragraph-properties fo:line-height="120%" style:shadow="none"/>
      <style:text-properties style:use-window-font-color="true" style:font-name="ArialMT" fo:font-size="10pt" fo:font-style="italic" fo:font-weight="normal" style:font-name-asian="ArialMT" style:font-size-asian="10pt" style:font-style-asian="italic" style:font-weight-asian="normal" style:font-name-complex="ArialMT" style:font-size-complex="10pt" style:font-style-complex="italic" style:font-weight-complex="normal"/>
    </style:style>
    <style:style style:name="P17" style:family="paragraph" style:parent-style-name="Table_20_Contents">
      <style:paragraph-properties fo:line-height="120%" style:shadow="none"/>
      <style:text-properties style:use-window-font-color="true" style:font-name="ArialMT" fo:font-size="10pt" fo:font-style="normal" fo:font-weight="normal" style:font-name-asian="ArialMT" style:font-size-asian="10pt" style:font-style-asian="normal" style:font-weight-asian="normal" style:font-name-complex="ArialMT" style:font-size-complex="10pt" style:font-style-complex="normal" style:font-weight-complex="normal"/>
    </style:style>
    <style:style style:name="P18" style:family="paragraph" style:parent-style-name="Table_20_Contents">
      <style:paragraph-properties fo:line-height="120%" fo:text-align="justify" style:justify-single-word="false" style:shadow="none"/>
      <style:text-properties style:use-window-font-color="true" style:font-name="Arial" fo:font-size="10pt" fo:language="cs" fo:country="CZ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MT" fo:font-size="10pt" fo:font-weight="bold" style:font-name-asian="ArialMT" style:font-size-asian="10pt" style:font-weight-asian="bold" style:font-name-complex="ArialMT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MT" fo:font-size="10pt" style:font-name-asian="ArialMT" style:font-size-asian="10pt" style:font-name-complex="ArialMT" style:font-size-complex="10pt"/>
    </style:style>
    <style:style style:name="P21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Arial" fo:font-size="10pt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line-height="120%" fo:break-before="page" style:shadow="none"/>
      <style:text-properties fo:color="#280099" style:font-name="Arial" fo:font-size="14pt" fo:font-style="normal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line-height="120%" fo:text-align="justify" style:justify-single-word="false" fo:break-before="page" style:shadow="none"/>
      <style:text-properties fo:color="#280099" style:font-name="Arial" fo:font-size="14pt" fo:font-style="normal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line-height="120%" fo:text-align="justify" style:justify-single-word="false" fo:break-before="page" style:shadow="none"/>
      <style:text-properties fo:color="#000080" style:font-name="Arial" fo:font-size="14pt" fo:font-style="normal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line-height="120%" fo:text-align="justify" style:justify-single-word="false" fo:break-before="page" style:shadow="none"/>
      <style:text-properties fo:color="#000080" style:font-name="Arial" fo:font-size="14pt" fo:language="cs" fo:country="CZ" fo:font-style="normal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Table_20_Contents" style:list-style-name="L1">
      <style:paragraph-properties fo:line-height="120%" fo:text-align="justify" style:justify-single-word="false" style:shadow="none"/>
      <style:text-properties style:use-window-font-color="true" style:font-name="ArialMT" fo:font-size="10pt" fo:font-style="italic" fo:font-weight="normal" fo:background-color="transparent" style:font-name-asian="ArialMT" style:font-size-asian="10pt" style:font-style-asian="italic" style:font-weight-asian="normal" style:font-name-complex="ArialMT" style:font-size-complex="10pt" style:font-style-complex="italic" style:font-weight-complex="normal"/>
    </style:style>
    <style:style style:name="P30" style:family="paragraph" style:parent-style-name="Table_20_Contents" style:list-style-name="L1">
      <style:paragraph-properties fo:line-height="120%" fo:text-align="justify" style:justify-single-word="false" style:shadow="none"/>
      <style:text-properties style:use-window-font-color="true" style:font-name="ArialMT" fo:font-size="10pt" fo:language="cs" fo:country="CZ" fo:font-style="normal" fo:font-weight="normal" fo:background-color="transparent" style:font-name-asian="ArialMT" style:font-size-asian="10pt" style:font-style-asian="normal" style:font-weight-asian="normal" style:font-name-complex="ArialMT" style:font-size-complex="10pt" style:font-style-complex="normal" style:font-weight-complex="normal"/>
    </style:style>
    <style:style style:name="P31" style:family="paragraph" style:parent-style-name="Table_20_Contents" style:list-style-name="L11">
      <style:paragraph-properties fo:line-height="120%" fo:text-align="justify" style:justify-single-word="false" style:shadow="none"/>
      <style:text-properties style:use-window-font-color="true" style:font-name="Arial" fo:font-size="10pt" fo:language="cs" fo:country="CZ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 style:list-style-name="L12">
      <style:paragraph-properties fo:line-height="120%" fo:text-align="justify" style:justify-single-word="false" style:shadow="none"/>
      <style:text-properties style:use-window-font-color="true" style:font-name="Arial" fo:font-size="10pt" fo:language="cs" fo:country="CZ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 style:list-style-name="L13">
      <style:paragraph-properties fo:line-height="120%" fo:text-align="justify" style:justify-single-word="false" style:shadow="none"/>
      <style:text-properties style:use-window-font-color="true" style:font-name="Arial" fo:font-size="10pt" fo:language="cs" fo:country="CZ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 style:list-style-name="L14">
      <style:paragraph-properties fo:line-height="120%" fo:text-align="justify" style:justify-single-word="false" style:shadow="none"/>
      <style:text-properties style:use-window-font-color="true" style:font-name="Arial" fo:font-size="10pt" fo:language="cs" fo:country="CZ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 style:list-style-name="L2">
      <style:paragraph-properties fo:line-height="120%" fo:text-align="justify" style:justify-single-word="false" style:shadow="none"/>
      <style:text-properties fo:color="#000000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 style:list-style-name="L5">
      <style:paragraph-properties fo:line-height="120%" fo:text-align="justify" style:justify-single-word="false" style:shadow="none"/>
      <style:text-properties fo:color="#000000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 style:list-style-name="L6">
      <style:paragraph-properties fo:line-height="120%" fo:text-align="justify" style:justify-single-word="false" style:shadow="none"/>
      <style:text-properties fo:color="#000000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 style:list-style-name="L7">
      <style:paragraph-properties fo:line-height="120%" fo:text-align="justify" style:justify-single-word="false" style:shadow="none"/>
      <style:text-properties fo:color="#000000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 style:list-style-name="L9">
      <style:paragraph-properties fo:line-height="120%" fo:text-align="justify" style:justify-single-word="false" style:shadow="none"/>
      <style:text-properties fo:color="#000000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paragraph-properties fo:line-height="120%" fo:text-align="justify" style:justify-single-word="false" style:shadow="none"/>
      <style:text-properties fo:color="#000000" style:font-name="Arial" fo:font-size="10pt" fo:language="cs" fo:country="CZ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 style:list-style-name="L2">
      <style:paragraph-properties fo:line-height="120%" fo:text-align="justify" style:justify-single-word="false" style:shadow="none"/>
      <style:text-properties fo:color="#000000" style:font-name="Arial" fo:font-size="10pt" fo:language="cs" fo:country="CZ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 style:list-style-name="L3">
      <style:paragraph-properties fo:line-height="120%" fo:text-align="justify" style:justify-single-word="false" style:shadow="none"/>
      <style:text-properties fo:color="#000000" style:font-name="Arial" fo:font-size="10pt" fo:language="cs" fo:country="CZ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Contents" style:list-style-name="L4">
      <style:paragraph-properties fo:line-height="120%" fo:text-align="justify" style:justify-single-word="false" style:shadow="none"/>
      <style:text-properties fo:color="#000000" style:font-name="Arial" fo:font-size="10pt" fo:language="cs" fo:country="CZ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able_20_Contents" style:list-style-name="L8">
      <style:paragraph-properties fo:line-height="120%" fo:text-align="justify" style:justify-single-word="false" style:shadow="none"/>
      <style:text-properties fo:color="#000000" style:font-name="Arial" fo:font-size="10pt" fo:language="cs" fo:country="CZ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Table_20_Contents" style:list-style-name="L10">
      <style:paragraph-properties fo:line-height="120%" fo:text-align="justify" style:justify-single-word="false" style:shadow="none"/>
      <style:text-properties fo:color="#000000" style:font-name="Arial" fo:font-size="10pt" fo:language="cs" fo:country="CZ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Table_20_Contents" style:list-style-name="L11">
      <style:paragraph-properties fo:line-height="120%" fo:text-align="justify" style:justify-single-word="false" style:shadow="none"/>
      <style:text-properties fo:color="#000000" style:font-name="Arial" fo:font-size="10pt" fo:language="cs" fo:country="CZ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able_20_Contents">
      <style:paragraph-properties fo:line-height="120%" fo:text-align="justify" style:justify-single-word="false" style:shadow="none"/>
      <style:text-properties fo:color="#000000" style:font-name="Arial" fo:font-size="10pt" fo:language="cs" fo:country="CZ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48" style:family="paragraph" style:parent-style-name="Table_20_Contents">
      <style:paragraph-properties fo:line-height="120%" fo:text-align="justify" style:justify-single-word="false" style:shadow="none"/>
      <style:text-properties fo:color="#000000" style:font-name="Arial" fo:font-size="10pt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49" style:family="paragraph" style:parent-style-name="Table_20_Contents">
      <style:paragraph-properties fo:line-height="120%" fo:text-align="justify" style:justify-single-word="false" style:shadow="none"/>
      <style:text-properties fo:color="#000000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Table_20_Contents" style:list-style-name="L2">
      <style:paragraph-properties fo:line-height="120%" fo:text-align="justify" style:justify-single-word="false" style:shadow="none"/>
    </style:style>
    <style:style style:name="P51" style:family="paragraph" style:parent-style-name="Table_20_Contents" style:list-style-name="L5">
      <style:paragraph-properties fo:line-height="120%" fo:text-align="justify" style:justify-single-word="false" style:shadow="none"/>
    </style:style>
    <style:style style:name="P52" style:family="paragraph" style:parent-style-name="Table_20_Contents" style:list-style-name="L7">
      <style:paragraph-properties fo:line-height="120%" fo:text-align="justify" style:justify-single-word="false" style:shadow="none"/>
    </style:style>
    <style:style style:name="P53" style:family="paragraph" style:parent-style-name="Table_20_Contents" style:list-style-name="L12">
      <style:paragraph-properties fo:line-height="120%" fo:text-align="justify" style:justify-single-word="false" style:shadow="none"/>
      <style:text-properties style:font-name="Arial" fo:font-size="10pt" fo:language="cs" fo:country="CZ" style:font-size-asian="10pt" style:font-size-complex="10pt"/>
    </style:style>
    <style:style style:name="T1" style:family="text">
      <style:text-properties fo:font-style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000000"/>
    </style:style>
    <style:style style:name="T4" style:family="text">
      <style:text-properties fo:color="#000000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000000" style:font-name="Arial" fo:font-size="10pt" fo:language="cs" fo:country="CZ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000000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color="#000000" fo:font-size="10pt" fo:language="cs" fo:country="CZ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color="#000000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color="#000000" style:font-name="Arial" fo:font-size="10pt" fo:language="cs" fo:country="CZ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000000" style:font-name="Arial" fo:font-style="normal" fo:font-weight="normal" fo:background-color="transparent" style:font-style-asian="normal" style:font-weight-asian="normal" style:font-style-complex="normal" style:font-weight-complex="normal"/>
    </style:style>
    <style:style style:name="T11" style:family="text">
      <style:text-properties fo:color="#000000" style:font-name="Arial" fo:language="cs" fo:country="CZ" fo:font-style="normal" fo:font-weight="normal" fo:background-color="transparent" style:font-style-asian="normal" style:font-weight-asian="normal" style:font-style-complex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language="cs" fo:country="CZ"/>
    </style:style>
    <style:style style:name="T14" style:family="text">
      <style:text-properties fo:language="cs" fo:country="CZ" fo:font-style="normal" style:font-style-asian="normal" style:font-style-complex="normal"/>
    </style:style>
    <style:style style:name="T15" style:family="text">
      <style:text-properties style:font-name="Arial"/>
    </style:style>
    <style:style style:name="T16" style:family="text">
      <style:text-properties style:font-name="Arial" fo:language="cs" fo:country="CZ"/>
    </style:style>
    <style:style style:name="T17" style:family="text">
      <style:text-properties style:font-name="Arial" fo:font-size="10pt" style:font-size-asian="10pt" style:font-size-complex="10pt"/>
    </style:style>
    <style:style style:name="T18" style:family="text">
      <style:text-properties fo:font-size="10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style:font-size-asian="10pt" style:font-size-complex="10pt" style:font-style-complex="normal"/>
    </style:style>
    <style:style style:name="T21" style:family="text">
      <style:text-properties fo:font-weight="normal"/>
    </style:style>
    <style:style style:name="T22" style:family="text">
      <style:text-properties fo:background-color="transparent"/>
    </style:style>
    <style:style style:name="T23" style:family="text">
      <style:text-properties style:font-size-asian="10pt"/>
    </style:style>
    <style:style style:name="T24" style:family="text">
      <style:text-properties style:font-style-asian="normal"/>
    </style:style>
    <style:style style:name="T25" style:family="text">
      <style:text-properties style:font-weight-asian="normal"/>
    </style:style>
    <style:style style:name="T26" style:family="text">
      <style:text-properties style:font-size-complex="10pt"/>
    </style:style>
    <style:style style:name="T27" style:family="text">
      <style:text-properties style:font-style-complex="normal"/>
    </style:style>
    <style:style style:name="T28" style:family="text">
      <style:text-properties style:font-weight-complex="normal"/>
    </style:style>
    <style:style style:name="T29" style:family="text">
      <style:text-properties style:font-name="Arial"/>
    </style:style>
    <style:style style:name="T30" style:family="text">
      <style:text-properties style:font-name="Arial" fo:language="cs" fo:country="CZ"/>
    </style:style>
    <style:style style:name="T31" style:family="text">
      <style:text-properties style:font-name="Arial" fo:font-weight="normal"/>
    </style:style>
    <style:style style:name="T32" style:family="text">
      <style:text-properties style:font-name="Arial"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ový plán – Agenda Lidé</text:p>
      <text:p text:style-name="P16">Identifikace: <text:span text:style-name="T2">tp_</text:span><text:span text:style-name="T14">01</text:span><text:span text:style-name="T2">-agenda-lide</text:span></text:p>
      <text:p text:style-name="P17"/>
      <text:p text:style-name="P3">1. Revize dokumentu</text:p>
      <text:p text:style-name="P3"/>
      <table:table table:name="Tabulka5" table:style-name="Tabulka5">
        <table:table-column table:style-name="Tabulka5.A"/>
        <table:table-column table:style-name="Tabulka5.B"/>
        <table:table-column table:style-name="Tabulka5.C"/>
        <table:table-column table:style-name="Tabulka5.D"/>
        <table:table-row>
          <table:table-cell table:style-name="Tabulka5.A1" office:value-type="string">
            <text:p text:style-name="P19">Datum poslední úpravy</text:p>
          </table:table-cell>
          <table:table-cell table:style-name="Tabulka5.A1" office:value-type="string">
            <text:p text:style-name="P22">Aktuální verze</text:p>
          </table:table-cell>
          <table:table-cell table:style-name="Tabulka5.A1" office:value-type="string">
            <text:p text:style-name="P21">Úpravu provedl</text:p>
          </table:table-cell>
          <table:table-cell table:style-name="Tabulka5.D1" office:value-type="string">
            <text:p text:style-name="P21">Druh úpravy</text:p>
          </table:table-cell>
        </table:table-row>
        <table:table-row>
          <table:table-cell table:style-name="Tabulka5.A2" office:value-type="string">
            <text:p text:style-name="P20">2011-08-30</text:p>
          </table:table-cell>
          <table:table-cell table:style-name="Tabulka5.A2" office:value-type="string">
            <text:p text:style-name="P24">1.0</text:p>
          </table:table-cell>
          <table:table-cell table:style-name="Tabulka5.A2" office:value-type="string">
            <text:p text:style-name="P23">Břetislav Mazoch, učo 325233</text:p>
          </table:table-cell>
          <table:table-cell table:style-name="Tabulka5.D2" office:value-type="string">
            <text:p text:style-name="P23">Vytvoření dokumentu</text:p>
          </table:table-cell>
        </table:table-row>
        <table:table-row>
          <table:table-cell table:style-name="Tabulka5.A2" office:value-type="string">
            <text:p text:style-name="P20"/>
          </table:table-cell>
          <table:table-cell table:style-name="Tabulka5.A2" office:value-type="string">
            <text:p text:style-name="P24"/>
          </table:table-cell>
          <table:table-cell table:style-name="Tabulka5.A2" office:value-type="string">
            <text:p text:style-name="P23"/>
          </table:table-cell>
          <table:table-cell table:style-name="Tabulka5.D2" office:value-type="string">
            <text:p text:style-name="P23"/>
          </table:table-cell>
        </table:table-row>
        <table:table-row>
          <table:table-cell table:style-name="Tabulka5.A2" office:value-type="string">
            <text:p text:style-name="P20"/>
          </table:table-cell>
          <table:table-cell table:style-name="Tabulka5.A2" office:value-type="string">
            <text:p text:style-name="P24"/>
          </table:table-cell>
          <table:table-cell table:style-name="Tabulka5.A2" office:value-type="string">
            <text:p text:style-name="P23"/>
          </table:table-cell>
          <table:table-cell table:style-name="Tabulka5.D2" office:value-type="string">
            <text:p text:style-name="P23"/>
          </table:table-cell>
        </table:table-row>
        <table:table-row>
          <table:table-cell table:style-name="Tabulka5.A2" office:value-type="string">
            <text:p text:style-name="P20"/>
          </table:table-cell>
          <table:table-cell table:style-name="Tabulka5.A2" office:value-type="string">
            <text:p text:style-name="P24"/>
          </table:table-cell>
          <table:table-cell table:style-name="Tabulka5.A2" office:value-type="string">
            <text:p text:style-name="P23"/>
          </table:table-cell>
          <table:table-cell table:style-name="Tabulka5.D2" office:value-type="string">
            <text:p text:style-name="P23"/>
          </table:table-cell>
        </table:table-row>
        <table:table-row>
          <table:table-cell table:style-name="Tabulka5.A2" office:value-type="string">
            <text:p text:style-name="P20"/>
          </table:table-cell>
          <table:table-cell table:style-name="Tabulka5.A2" office:value-type="string">
            <text:p text:style-name="P24"/>
          </table:table-cell>
          <table:table-cell table:style-name="Tabulka5.A2" office:value-type="string">
            <text:p text:style-name="P23"/>
          </table:table-cell>
          <table:table-cell table:style-name="Tabulka5.D2" office:value-type="string">
            <text:p text:style-name="P23"/>
          </table:table-cell>
        </table:table-row>
      </table:table>
      <text:p text:style-name="P2"/>
      <text:p text:style-name="P25">2. Úvod</text:p>
      <text:p text:style-name="P8"/>
      <text:p text:style-name="P8">Popis dokumentu</text:p>
      <text:p text:style-name="P10">Tento dokument je testový plán pro agendu Lidé IS MU, dostupnou na <text:a xlink:type="simple" xlink:href="http://is.muni.cz/lide/">http://is.muni.cz/lide/</text:a>. Dokument popisuje strategii a přístupy testování, které ověří funkčnost daného webové aplikace. Obsahuje také popis různých zdrojů, které jsou potřebné pro úspěšné dokončení testování. <text:span text:style-name="T13">Dokument existuje ve dvou provedeních:</text:span></text:p>
      <text:list xml:id="list43312811" text:style-name="L1">
        <text:list-item>
          <text:p text:style-name="P29"><text:span text:style-name="T2">tp_</text:span><text:span text:style-name="T14">01</text:span><text:span text:style-name="T2">-agenda-lide.</text:span><text:span text:style-name="T14">pdf</text:span></text:p>
        </text:list-item>
        <text:list-item>
          <text:p text:style-name="P30">tp_01-agenda-lide.odt</text:p>
        </text:list-item>
      </text:list>
      <text:p text:style-name="P10"/>
      <text:p text:style-name="P9">Související dokumenty</text:p>
      <text:p text:style-name="P15">Specifikace testů</text:p>
      <text:list xml:id="list43318319" text:style-name="L2">
        <text:list-item>
          <text:p text:style-name="P35">tests-specification/ts_A-funkce-zalozek.pdf</text:p>
        </text:list-item>
        <text:list-item>
          <text:p text:style-name="P35">tests-specification/ts_B-prepinace-rozsirujicich-informaci.pdf</text:p>
        </text:list-item>
        <text:list-item>
          <text:p text:style-name="P35">tests-specification/ts_C-vyhledavani-osob-maly-formular.pdf</text:p>
        </text:list-item>
        <text:list-item>
          <text:p text:style-name="P35">tests-specification/ts_D-vyhledavani-osob-velky-formular.pdf</text:p>
        </text:list-item>
        <text:list-item>
          <text:p text:style-name="P35">tests-specification/ts_E-vyskyt-konkretnich-udaju.<text:span text:style-name="T13">pdf</text:span></text:p>
          <text:p text:style-name="P41"/>
        </text:list-item>
        <text:list-item>
          <text:p text:style-name="P35">tests-specification/ts_A-funkce-zalozek.<text:span text:style-name="T13">odt</text:span></text:p>
        </text:list-item>
        <text:list-item>
          <text:p text:style-name="P50"><text:span text:style-name="T4">tests-specification/ts_B-prepinace-rozsirujicich-informaci.</text:span><text:span text:style-name="T5">odt</text:span></text:p>
        </text:list-item>
        <text:list-item>
          <text:p text:style-name="P50"><text:span text:style-name="T4">tests-specification/ts_C-vyhledavani-osob-maly-formular.</text:span><text:span text:style-name="T5">odt</text:span></text:p>
        </text:list-item>
        <text:list-item>
          <text:p text:style-name="P50"><text:span text:style-name="T4">tests-specification/ts_D-vyhledavani-osob-velky-formular.</text:span><text:span text:style-name="T5">odt</text:span></text:p>
        </text:list-item>
        <text:list-item>
          <text:p text:style-name="P41">tests-specification/ts_E-vyskyt-konkretnich-udaju.odt</text:p>
        </text:list-item>
      </text:list>
      <text:p text:style-name="P12"/>
      <text:p text:style-name="P15">Data k parametrizovaným testům</text:p>
      <text:list xml:id="list43352463" text:continue-numbering="true" text:style-name="L2">
        <text:list-item>
          <text:p text:style-name="P41">tests-specification/publicationsTabData.xls</text:p>
        </text:list-item>
        <text:list-item>
          <text:p text:style-name="P41">tests-specification/supervisorTabData.xls</text:p>
        </text:list-item>
      </text:list>
      <text:p text:style-name="P10"/>
      <text:p text:style-name="P15">Dokumentace testovacích nástrojů</text:p>
      <text:list xml:id="list43317675" text:style-name="L3">
        <text:list-item>
          <text:p text:style-name="P42">Selenium <text:a xlink:type="simple" xlink:href="http://seleniumhq.org/docs/">http://seleniumhq.org/docs/</text:a> </text:p>
        </text:list-item>
        <text:list-item>
          <text:p text:style-name="P42">TestNG <text:a xlink:type="simple" xlink:href="http://testng.org/doc/documentation-main.html">http://testng.org/doc/documentation-main.html</text:a> </text:p>
        </text:list-item>
        <text:list-item>
          <text:p text:style-name="P42">Apache Ant <text:a xlink:type="simple" xlink:href="http://ant.apache.org/manual/index.html">http://ant.apache.org/manual/index.html</text:a></text:p>
        </text:list-item>
        <text:list-item>
          <text:p text:style-name="P42">Jenkins CI <text:a xlink:type="simple" xlink:href="http://wiki.jenkins-ci.org/">http://wiki.jenkins-ci.org/</text:a> </text:p>
        </text:list-item>
      </text:list>
      <text:p text:style-name="P10"/>
      <text:p text:style-name="P13">Plány a milníky</text:p>
      <text:list xml:id="list43307542" text:style-name="L4">
        <text:list-item>
          <text:p text:style-name="P43">každodenní provádění testů v určitou dobu</text:p>
        </text:list-item>
        <text:list-item>
          <text:p text:style-name="P43">možnost neprodlenného testování v případě velkých změn v systému</text:p>
        </text:list-item>
        <text:list-item>
          <text:p text:style-name="P43">testy je potřeba udržovat aktualizované v závislosti na změnách projektu</text:p>
        </text:list-item>
      </text:list>
      <text:p text:style-name="P4"/>
      <text:p text:style-name="P25">3. Požadavky na zdroje</text:p>
      <text:p text:style-name="P8"/>
      <text:p text:style-name="P8">Hardware</text:p>
      <text:p text:style-name="P10"><text:span text:style-name="T12">minimální požadavky:</text:span> žádné speciální (mainstreamový stroj)</text:p>
      <text:p text:style-name="P10"/>
      <text:p text:style-name="P9">Software</text:p>
      <text:p text:style-name="P11">stroj vývojáře testů:</text:p>
      <text:list xml:id="list43316587" text:style-name="L5">
        <text:list-item>
          <text:p text:style-name="P51"><text:span text:style-name="T4">Windows 7 </text:span><text:a xlink:type="simple" xlink:href="http://windows.microsoft.com/"><text:span text:style-name="T17">http://windows.microsoft.com</text:span></text:a><text:a xlink:type="simple" xlink:href="http://windows.microsoft.com/"><text:span text:style-name="T17">/</text:span></text:a><text:span text:style-name="T5"> </text:span><text:span text:style-name="T4"><text:s/></text:span></text:p>
        </text:list-item>
        <text:list-item>
          <text:p text:style-name="P51"><text:span text:style-name="T4">JDK </text:span><text:a xlink:type="simple" xlink:href="http://www.oracle.com/"><text:span text:style-name="T17">http://www.oracle.com/</text:span></text:a></text:p>
        </text:list-item>
        <text:list-item>
          <text:p text:style-name="P36"><text:span text:style-name="T15">Apache Ant </text:span><text:a xlink:type="simple" xlink:href="http://ant.apache.org/"><text:span text:style-name="T15">http://ant.apache.org/</text:span></text:a><text:span text:style-name="T15"> </text:span></text:p>
        </text:list-item>
        <text:list-item>
          <text:p text:style-name="P36"><text:span text:style-name="T15">vývojové prostředí Eclipse Java IDE </text:span><text:a xlink:type="simple" xlink:href="http://www.eclipse.org/"><text:span text:style-name="T15">http://www.eclipse.org/</text:span></text:a><text:span text:style-name="T15"> </text:span></text:p>
        </text:list-item>
        <text:list-item>
          <text:p text:style-name="P51"><text:span text:style-name="T4">Mozilla Firefox </text:span><text:a xlink:type="simple" xlink:href="http://www.mozilla.org/"><text:span text:style-name="T17">http://www.mozilla.org/</text:span></text:a><text:span text:style-name="T4"> </text:span></text:p>
        </text:list-item>
        <text:list-item>
          <text:p text:style-name="P36"><text:span text:style-name="T15">Internet Exlorer </text:span><text:a xlink:type="simple" xlink:href="http://www.microsoft.cz/ie/"><text:span text:style-name="T15">http://www.microsoft.cz/ie/</text:span></text:a><text:span text:style-name="T15"> </text:span></text:p>
        </text:list-item>
        <text:list-item>
          <text:p text:style-name="P36"><text:span text:style-name="T15">Selenium </text:span><text:a xlink:type="simple" xlink:href="http://seleniumhq.org/"><text:span text:style-name="T15">http://seleniumhq.org/</text:span></text:a><text:span text:style-name="T15"> </text:span></text:p>
        </text:list-item>
        <text:list-item>
          <text:p text:style-name="P36"><text:span text:style-name="T15">TestNG </text:span><text:a xlink:type="simple" xlink:href="http://testng.org/"><text:span text:style-name="T15">http://testng.org/</text:span></text:a></text:p>
        </text:list-item>
        <text:list-item>
          <text:p text:style-name="P36"><text:span text:style-name="T15">TestNG-xslt </text:span><text:a xlink:type="simple" xlink:href="http://code.google.com/p/testng-xslt/"><text:span text:style-name="T15">http://code.google.com/p/testng-xslt/</text:span></text:a><text:span text:style-name="T15"> </text:span></text:p>
        </text:list-item>
        <text:list-item>
          <text:p text:style-name="P36"><text:span text:style-name="T15">(Tortoise SVN </text:span><text:a xlink:type="simple" xlink:href="http://tortoisesvn.net/"><text:span text:style-name="T15">http://tortoisesvn.net/</text:span></text:a><text:span text:style-name="T15">) </text:span></text:p>
        </text:list-item>
      </text:list>
      <text:p text:style-name="P10"/>
      <text:p text:style-name="P11">stroj automatizovaného <text:span text:style-name="T13">testování</text:span>:</text:p>
      <text:list xml:id="list43313181" text:style-name="L6">
        <text:list-item>
          <text:p text:style-name="P37"><text:span text:style-name="T15">Windows 7 </text:span><text:a xlink:type="simple" xlink:href="http://windows.microsoft.com/"><text:span text:style-name="T15">http://windows.microsoft.com</text:span></text:a><text:a xlink:type="simple" xlink:href="http://windows.microsoft.com/"><text:span text:style-name="T15">/</text:span></text:a><text:span text:style-name="T16"> </text:span><text:span text:style-name="T15"><text:s/></text:span></text:p>
        </text:list-item>
      </text:list>
      <text:list xml:id="list43324080" text:style-name="L7">
        <text:list-item>
          <text:p text:style-name="P52"><text:span text:style-name="T4">JDK </text:span><text:a xlink:type="simple" xlink:href="http://www.oracle.com/"><text:span text:style-name="T17">http://www.oracle.com/</text:span></text:a></text:p>
        </text:list-item>
        <text:list-item>
          <text:p text:style-name="P38"><text:span text:style-name="T15">Apache Ant </text:span><text:a xlink:type="simple" xlink:href="http://ant.apache.org/"><text:span text:style-name="T15">http://ant.apache.org/</text:span></text:a><text:span text:style-name="T15"> </text:span></text:p>
        </text:list-item>
        <text:list-item>
          <text:p text:style-name="P38"><text:span text:style-name="T15">Internet Exlorer </text:span><text:a xlink:type="simple" xlink:href="http://www.microsoft.cz/ie/"><text:span text:style-name="T15">http://www.microsoft.cz/ie/</text:span></text:a><text:span text:style-name="T15"> </text:span></text:p>
        </text:list-item>
        <text:list-item>
          <text:p text:style-name="P52"><text:span text:style-name="T4">Mozilla Firefox </text:span><text:a xlink:type="simple" xlink:href="http://www.mozilla.org/">http://www.mozilla.org/</text:a><text:span text:style-name="T4"> </text:span></text:p>
        </text:list-item>
        <text:list-item>
          <text:p text:style-name="P38"><text:span text:style-name="T15">Jenkins CI </text:span><text:a xlink:type="simple" xlink:href="http://jenkins-ci.org/"><text:span text:style-name="T15">http://jenkins-ci.org/</text:span></text:a><text:span text:style-name="T15"> </text:span></text:p>
        </text:list-item>
        <text:list-item>
          <text:p text:style-name="P38"><text:span text:style-name="T15">(WAMPServer </text:span><text:a xlink:type="simple" xlink:href="http://www.wampserver.com/"><text:span text:style-name="T15">http://www.wampserver.com</text:span></text:a><text:span text:style-name="T15">) </text:span></text:p>
        </text:list-item>
        <text:list-item>
          <text:p text:style-name="P52"><text:span text:style-name="T4">(Apache Subversion </text:span><text:a xlink:type="simple" xlink:href="http://subversion.apache.org/"><text:span text:style-name="T17">http://subversion.apache.org/</text:span></text:a><text:span text:style-name="T4">)</text:span></text:p>
        </text:list-item>
      </text:list>
      <text:p text:style-name="P10"/>
      <text:p text:style-name="P9">Personální zdroje</text:p>
      <text:p text:style-name="P11">Odpovědné osoby</text:p>
      <text:list xml:id="list43319544" text:style-name="L8">
        <text:list-item>
          <text:p text:style-name="P44">Břetislav Mazoch učo 325233</text:p>
        </text:list-item>
        <text:list-item>
          <text:p text:style-name="P44">Tomáš Obšívač učo 60675</text:p>
        </text:list-item>
      </text:list>
      <text:p text:style-name="P10"/>
      <text:p text:style-name="P11">Vyžadovaná odborná příprava</text:p>
      <text:list xml:id="list43305546" text:style-name="L9">
        <text:list-item>
          <text:p text:style-name="P39">znalost programování v jazyce Java</text:p>
        </text:list-item>
        <text:list-item>
          <text:p text:style-name="P39">znalost tvorby testů příslušnými testovacími nástroji</text:p>
        </text:list-item>
      </text:list>
      <text:p text:style-name="P5"/>
      <text:p text:style-name="P26"><text:span text:style-name="T13">4</text:span>. <text:span text:style-name="T13">Přístupy testování/Testované vlastnosti </text:span></text:p>
      <text:p text:style-name="P14"/>
      <text:p text:style-name="P14">Přístup</text:p>
      <text:list xml:id="list43308871" text:style-name="L10">
        <text:list-item>
          <text:p text:style-name="P45">akceptační testování</text:p>
        </text:list-item>
        <text:list-item>
          <text:p text:style-name="P45">validace, verifikace</text:p>
        </text:list-item>
        <text:list-item>
          <text:p text:style-name="P45">dynamické testování</text:p>
        </text:list-item>
        <text:list-item>
          <text:p text:style-name="P45">testování šedé skřínky</text:p>
        </text:list-item>
        <text:list-item>
          <text:p text:style-name="P45">automatické testování</text:p>
        </text:list-item>
        <text:list-item>
          <text:p text:style-name="P45">regresivní testování</text:p>
        </text:list-item>
        <text:list-item>
          <text:p text:style-name="P45">funkční testování</text:p>
        </text:list-item>
        <text:list-item>
          <text:p text:style-name="P45">(testování kompatibility)</text:p>
        </text:list-item>
      </text:list>
      <text:p text:style-name="P12"/>
      <text:p text:style-name="P14">Vlastnosti</text:p>
      <text:list xml:id="list43304241" text:style-name="L11">
        <text:list-item>
          <text:p text:style-name="P46">funkce záložek</text:p>
        </text:list-item>
        <text:list-item>
          <text:p text:style-name="P46">přepínaře rozšířujících možností</text:p>
        </text:list-item>
        <text:list-item>
          <text:p text:style-name="P46">vyhledávání osob přes malý formulář</text:p>
        </text:list-item>
        <text:list-item>
          <text:p text:style-name="P46">vyhledávání osob přes velký formulářem</text:p>
        </text:list-item>
        <text:list-item>
          <text:p text:style-name="P31">výskyt konkrétních údajů</text:p>
        </text:list-item>
      </text:list>
      <text:p text:style-name="P12"/>
      <text:p text:style-name="P7"/>
      <text:p text:style-name="P7"/>
      <text:p text:style-name="P28">5. Vlasnosti, které nemají být testovány</text:p>
      <text:p text:style-name="P18"/>
      <text:p text:style-name="P18">nedefinováno</text:p>
      <text:p text:style-name="P18"/>
      <text:p text:style-name="P7"/>
      <text:p text:style-name="P7"/>
      <text:p text:style-name="P28">6. Vstupy/Výstupy testování</text:p>
      <text:p text:style-name="P18"/>
      <text:list xml:id="list43322820" text:style-name="L12">
        <text:list-item>
          <text:p text:style-name="P32">specifikace testů viz. související dokumenty</text:p>
        </text:list-item>
        <text:list-item>
          <text:p text:style-name="P32">data k parametrizovaným testům viz. související dokumenty</text:p>
        </text:list-item>
        <text:list-item>
          <text:p text:style-name="P53">zdrojové soubory testů</text:p>
        </text:list-item>
        <text:list-item>
          <text:p text:style-name="P53">výstupní reporty z testování</text:p>
        </text:list-item>
      </text:list>
      <text:p text:style-name="P7"/>
      <text:p text:style-name="P7"/>
      <text:p text:style-name="P7"/>
      <text:p text:style-name="P28">7. Závislosti/Rizika</text:p>
      <text:p text:style-name="P18"/>
      <text:list xml:id="list43305545" text:style-name="L13">
        <text:list-item>
          <text:p text:style-name="P33">možnost havárie jedné z aplikací, která je součástí testování (internetový prohlížeč, testovací nástroj apod.) a následné přerušení pravidelného testování</text:p>
        </text:list-item>
        <text:list-item>
          <text:p text:style-name="P33">možnost havárie stroje, na kterém je prováděno testování a následné přerušení pravidelného testování</text:p>
        </text:list-item>
      </text:list>
      <text:p text:style-name="P7"/>
      <text:p text:style-name="P7"/>
      <text:p text:style-name="P6"/>
      <text:p text:style-name="P27">8. Vstupní/Výstupní kriteria</text:p>
      <text:p text:style-name="P18"/>
      <text:list xml:id="list43297401" text:style-name="L14">
        <text:list-item>
          <text:p text:style-name="P34">pravidelné testování plánovat na dobu, kdy se na systému provádí nejméně úprav</text:p>
        </text:list-item>
        <text:list-item>
          <text:p text:style-name="P34">informace o testování zasílat jen v případě nalezení chyb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8H40M05S</meta:editing-duration>
    <meta:editing-cycles>224</meta:editing-cycles>
    <meta:generator>OpenOffice.org/3.2$Win32 OpenOffice.org_project/320m19$Build-9505</meta:generator>
    <dc:date>2011-12-23T23:22:49.74</dc:date>
    <dc:creator>b m</dc:creator>
    <meta:document-statistic meta:table-count="1" meta:image-count="0" meta:object-count="0" meta:page-count="8" meta:paragraph-count="100" meta:word-count="423" meta:character-count="3829"/>
    <meta:user-defined meta:name="Info 1"/>
    <meta:user-defined meta:name="Info 2"/>
    <meta:user-defined meta:name="Info 3"/>
    <meta:user-defined meta:name="Info 4"/>
  </office:meta>
</office:document-meta>
</file>